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49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ection 7.3.6 from <text:a xlink:href="https://www.ti.com/lit/ds/symlink/lmr16030.pdf?HQS=TI-null-null-digikeymode-df-pf-null-wwe&amp;ts=1605573146799" xlink:type="simple">https://www.ti.com/lit/ds/symlink/lmr16030.pdf?HQS=TI-null-null-digikeymode-df-pf-null-wwe&amp;ts=1605573146799</text:a>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V start</text:p>
          </table:table-cell>
          <table:table-cell office:value-type="float" office:value="35" calcext:value-type="float">
            <text:p>3.50E+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 stop</text:p>
          </table:table-cell>
          <table:table-cell office:value-type="float" office:value="30" calcext:value-type="float">
            <text:p>3.00E+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 HYS</text:p>
          </table:table-cell>
          <table:table-cell office:value-type="float" office:value="0.0000036" calcext:value-type="float">
            <text:p>3.60E-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 EN</text:p>
          </table:table-cell>
          <table:table-cell office:value-type="float" office:value="1.2" calcext:value-type="float">
            <text:p>1.20E+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 EN</text:p>
          </table:table-cell>
          <table:table-cell office:value-type="float" office:value="0.000001" calcext:value-type="float">
            <text:p>1.00E-06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RENT</text:p>
          </table:table-cell>
          <table:table-cell table:formula="of:=([.B4]-[.B5])/[.B6]" office:value-type="float" office:value="1388888.88888889" calcext:value-type="float">
            <text:p>1.39E+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 ENB</text:p>
          </table:table-cell>
          <table:table-cell table:formula="of:=[.B7]/(([.B4]-[.B7])/[.B10]+[.B8])" office:value-type="float" office:value="47363.4354278497" calcext:value-type="float">
            <text:p>4.74E+04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Current desig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 ent</text:p>
          </table:table-cell>
          <table:table-cell office:value-type="float" office:value="2000000" calcext:value-type="float">
            <text:p>2.00E+06</text:p>
          </table:table-cell>
          <table:table-cell office:value-type="string" calcext:value-type="string">
            <text:p>560K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2M</text:p>
          </table:table-cell>
        </table:table-row>
        <table:table-row table:style-name="ro2">
          <table:table-cell office:value-type="string" calcext:value-type="string">
            <text:p>R enb</text:p>
          </table:table-cell>
          <table:table-cell table:formula="of:=56000+10000" office:value-type="float" office:value="66000" calcext:value-type="float">
            <text:p>6.60E+04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33K + 3.9K</text:p>
          </table:table-cell>
          <table:table-cell office:value-type="string" calcext:value-type="string">
            <text:p>56K+10K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V start</text:p>
          </table:table-cell>
          <table:table-cell table:formula="of:=([.B7]/[.B15]-[.B8])*[.B14]+[.B7]" office:value-type="float" office:value="35.5636363636364" calcext:value-type="float">
            <text:p>3.56E+01</text:p>
          </table:table-cell>
          <table:table-cell office:value-type="string" calcext:value-type="string">
            <text:p>31.2V</text:p>
          </table:table-cell>
          <table:table-cell office:value-type="string" calcext:value-type="string">
            <text:p>32.7V</text:p>
          </table:table-cell>
          <table:table-cell office:value-type="string" calcext:value-type="string">
            <text:p>35.V6</text:p>
          </table:table-cell>
        </table:table-row>
        <table:table-row table:style-name="ro2">
          <table:table-cell office:value-type="string" calcext:value-type="string">
            <text:p>V stop</text:p>
          </table:table-cell>
          <table:table-cell table:formula="of:=[.B17]-[.B14]*[.B6]" office:value-type="float" office:value="28.3636363636364" calcext:value-type="float">
            <text:p>2.84E+01</text:p>
          </table:table-cell>
          <table:table-cell office:value-type="string" calcext:value-type="string">
            <text:p>29.2V</text:p>
          </table:table-cell>
          <table:table-cell office:value-type="string" calcext:value-type="string">
            <text:p>29.1V</text:p>
          </table:table-cell>
          <table:table-cell office:value-type="string" calcext:value-type="string">
            <text:p>28.4V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V Hysc</text:p>
          </table:table-cell>
          <table:table-cell table:formula="of:=[.B17]-[.B18]" office:value-type="float" office:value="7.2" calcext:value-type="float">
            <text:p>7.20E+00</text:p>
          </table:table-cell>
          <table:table-cell table:number-columns-repeated="3"/>
        </table:table-row>
        <table:table-row table:style-name="ro2" table:number-rows-repeated="104855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11:10:28.277406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13:48:53.006657022</meta:creation-date>
    <meta:generator>LibreOffice/6.0.7.3$Linux_X86_64 LibreOffice_project/00m0$Build-3</meta:generator>
    <dc:date>2020-12-19T19:53:20.638527867</dc:date>
    <meta:editing-duration>P1DT9H42M57S</meta:editing-duration>
    <meta:editing-cycles>3</meta:editing-cycles>
    <meta:document-statistic meta:table-count="1" meta:cell-count="38" meta:object-count="0"/>
  </office:meta>
</office:document-meta>
</file>